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ba0ac" officeooo:paragraph-rsid="000ba0ac"/>
    </style:style>
    <style:style style:name="P2" style:family="paragraph" style:parent-style-name="Standard">
      <style:text-properties officeooo:rsid="000c3156" officeooo:paragraph-rsid="000c3156"/>
    </style:style>
    <style:style style:name="P3" style:family="paragraph" style:parent-style-name="Standard">
      <style:text-properties officeooo:rsid="000e23e7" officeooo:paragraph-rsid="000e23e7"/>
    </style:style>
    <style:style style:name="P4" style:family="paragraph" style:parent-style-name="Standard">
      <style:text-properties officeooo:rsid="0015e94a" officeooo:paragraph-rsid="0015e94a"/>
    </style:style>
    <style:style style:name="P5" style:family="paragraph" style:parent-style-name="Standard">
      <style:text-properties officeooo:rsid="00148823" officeooo:paragraph-rsid="00148823"/>
    </style:style>
    <style:style style:name="P6" style:family="paragraph" style:parent-style-name="Standard">
      <style:text-properties officeooo:rsid="00197d35" officeooo:paragraph-rsid="00197d35"/>
    </style:style>
    <style:style style:name="P7" style:family="paragraph" style:parent-style-name="Standard">
      <style:text-properties officeooo:rsid="001afbb0" officeooo:paragraph-rsid="001afbb0"/>
    </style:style>
    <style:style style:name="P8" style:family="paragraph" style:parent-style-name="Standard">
      <style:text-properties officeooo:rsid="002169b9" officeooo:paragraph-rsid="002169b9"/>
    </style:style>
    <style:style style:name="P9" style:family="paragraph" style:parent-style-name="Standard">
      <style:text-properties officeooo:rsid="00191606" officeooo:paragraph-rsid="000e23e7"/>
    </style:style>
    <style:style style:name="P10" style:family="paragraph" style:parent-style-name="Standard">
      <style:text-properties officeooo:rsid="001cee1a" officeooo:paragraph-rsid="001cee1a"/>
    </style:style>
    <style:style style:name="P11" style:family="paragraph" style:parent-style-name="Standard">
      <style:text-properties officeooo:rsid="0023f322" officeooo:paragraph-rsid="0023f322"/>
    </style:style>
    <style:style style:name="P12" style:family="paragraph" style:parent-style-name="Standard">
      <style:text-properties officeooo:rsid="002454d3" officeooo:paragraph-rsid="0023f322"/>
    </style:style>
    <style:style style:name="T1" style:family="text">
      <style:text-properties officeooo:rsid="00200e55"/>
    </style:style>
    <style:style style:name="T2" style:family="text">
      <style:text-properties officeooo:rsid="0023a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s</text:p>
      <text:p text:style-name="P1"><text:tab/>- Register user &gt;username &gt;Password</text:p>
      <text:p text:style-name="P1"><text:tab/>- Login user &gt;username &gt;password</text:p>
      <text:p text:style-name="P1"><text:tab/>- Create Database &gt;database</text:p>
      <text:p text:style-name="P1"><text:tab/>- Connect Database &gt;database</text:p>
      <text:p text:style-name="P2"><text:tab/>- Exit</text:p>
      <text:p text:style-name="P2">-</text:p>
      <text:p text:style-name="P2"/>
      <text:p text:style-name="P3">Fatal Mistakes</text:p>
      <text:p text:style-name="P3">- Delete</text:p>
      <text:p text:style-name="P3">- Update</text:p>
      <text:p text:style-name="P3">- Insert</text:p>
      <text:p text:style-name="P3">- PK</text:p>
      <text:p text:style-name="P3">- Select</text:p>
      <text:p text:style-name="P3"/>
      <text:p text:style-name="P9"/>
      <text:p text:style-name="P4">password can’t contain a comma</text:p>
      <text:p text:style-name="P5">NOTE: Changing any of the data inside the files may lead to data corruption!!</text:p>
      <text:p text:style-name="P5"/>
      <text:p text:style-name="P6">limitations:</text:p>
      <text:p text:style-name="P8">drop columns would not work for columns that contains special characters conflicting with the <text:span text:style-name="T2">R</text:span>e<text:span text:style-name="T2">G</text:span>ex</text:p>
      <text:p text:style-name="P6"/>
      <text:p text:style-name="P7">user can drop a pk column and the table will still works</text:p>
      <text:p text:style-name="P10">table should have at least one column <text:span text:style-name="T2">in the create command</text:span></text:p>
      <text:p text:style-name="P10"/>
      <text:p text:style-name="P11">Username is case sensitive</text:p>
      <text:p text:style-name="P11"/>
      <text:p text:style-name="P12">TO avoid case se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19:09.707385282</meta:creation-date>
    <dc:date>2024-01-09T07:39:03.309179726</dc:date>
    <meta:editing-duration>P1DT7H25M35S</meta:editing-duration>
    <meta:editing-cycles>18</meta:editing-cycles>
    <meta:generator>LibreOffice/5.3.6.1$Linux_X86_64 LibreOffice_project/30$Build-1</meta:generator>
    <meta:document-statistic meta:table-count="0" meta:image-count="0" meta:object-count="0" meta:page-count="1" meta:paragraph-count="21" meta:word-count="100" meta:character-count="569" meta:non-whitespace-character-count="485"/>
  </office:meta>
</office:document-meta>
</file>